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7.595cm" fo:margin-left="0cm" fo:margin-right="-0.005cm" table:align="margins"/>
    </style:style>
    <style:style style:name="Tabla2.A" style:family="table-column">
      <style:table-column-properties style:column-width="8.696cm" style:rel-column-width="32389*"/>
    </style:style>
    <style:style style:name="Tabla2.B" style:family="table-column">
      <style:table-column-properties style:column-width="8.899cm" style:rel-column-width="33146*"/>
    </style:style>
    <style:style style:name="Tabla2.A1" style:family="table-cell">
      <style:table-cell-properties fo:padding="0.101cm" fo:border="none"/>
    </style:style>
    <style:style style:name="Tabla2.B1" style:family="table-cell">
      <style:table-cell-properties style:border-line-width-left="0.035cm 0.035cm 0.035cm" fo:padding="0.101cm" fo:border-left="0.106cm double #000000" fo:border-right="none" fo:border-top="none" fo:border-bottom="none"/>
    </style:style>
    <style:style style:name="P1" style:family="paragraph" style:parent-style-name="Standard">
      <style:text-properties officeooo:rsid="001aa93a" officeooo:paragraph-rsid="000b450d"/>
    </style:style>
    <style:style style:name="P2" style:family="paragraph" style:parent-style-name="Standard">
      <style:paragraph-properties fo:line-height="150%" fo:text-align="center" style:justify-single-word="false"/>
      <style:text-properties style:font-name="Liberation Sans" officeooo:rsid="001aa93a" officeooo:paragraph-rsid="000b450d"/>
    </style:style>
    <style:style style:name="P3" style:family="paragraph" style:parent-style-name="Standard">
      <style:paragraph-properties fo:line-height="150%" fo:text-align="justify" style:justify-single-word="false"/>
      <style:text-properties style:font-name="Liberation Sans" officeooo:rsid="001aa93a" officeooo:paragraph-rsid="000b450d"/>
    </style:style>
    <style:style style:name="P4" style:family="paragraph" style:parent-style-name="Standard">
      <style:paragraph-properties fo:line-height="150%" fo:text-align="justify" style:justify-single-word="false"/>
      <style:text-properties style:font-name="Liberation Sans" officeooo:paragraph-rsid="000b450d"/>
    </style:style>
    <style:style style:name="P5" style:family="paragraph" style:parent-style-name="Standard">
      <style:text-properties officeooo:paragraph-rsid="000b450d"/>
    </style:style>
    <style:style style:name="P6" style:family="paragraph" style:parent-style-name="Table_20_Contents">
      <style:paragraph-properties fo:line-height="150%" fo:text-align="center" style:justify-single-word="false"/>
      <style:text-properties style:font-name="Liberation Sans" officeooo:rsid="001aa93a" officeooo:paragraph-rsid="000b450d"/>
    </style:style>
    <style:style style:name="P7" style:family="paragraph" style:parent-style-name="Table_20_Contents">
      <style:paragraph-properties fo:line-height="150%" fo:text-align="justify" style:justify-single-word="false"/>
      <style:text-properties style:font-name="Liberation Sans" fo:language="es" fo:country="ES" officeooo:rsid="001d5562" officeooo:paragraph-rsid="000b450d"/>
    </style:style>
    <style:style style:name="P8" style:family="paragraph" style:parent-style-name="Table_20_Contents">
      <style:paragraph-properties fo:line-height="150%" fo:text-align="justify" style:justify-single-word="false"/>
      <style:text-properties officeooo:paragraph-rsid="000b450d"/>
    </style:style>
    <style:style style:name="T1" style:family="text">
      <style:text-properties officeooo:rsid="001aa93a"/>
    </style:style>
    <style:style style:name="T2" style:family="text">
      <style:text-properties style:font-name="Liberation Sans" officeooo:rsid="001aa93a"/>
    </style:style>
    <style:style style:name="T3" style:family="text">
      <style:text-properties style:font-name="Liberation Sans" fo:language="es" fo:country="ES" officeooo:rsid="001d5562"/>
    </style:style>
    <style:style style:name="T4" style:family="text">
      <style:text-properties style:font-name="Liberation Sans" fo:language="es" fo:country="ES" officeooo:rsid="001f50ed"/>
    </style:style>
    <style:style style:name="T5" style:family="text">
      <style:text-properties style:font-name="Liberation Sans" fo:language="es" fo:country="ES" officeooo:rsid="0020907e"/>
    </style:style>
    <style:style style:name="T6" style:family="text">
      <style:text-properties style:font-name="Liberation Sans" fo:language="es" fo:country="ES" officeooo:rsid="00214f13"/>
    </style:style>
    <style:style style:name="T7" style:family="text">
      <style:text-properties style:font-name="Liberation Sans" officeooo:rsid="001d5562"/>
    </style:style>
    <style:style style:name="T8" style:family="text">
      <style:text-properties fo:language="es" fo:country="ES" officeooo:rsid="001d55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III</text:p>
      <text:p text:style-name="P5"/>
      <table:table table:name="Tabla2" table:style-name="Tabla2">
        <table:table-column table:style-name="Tabla2.A"/>
        <table:table-column table:style-name="Tabla2.B"/>
        <table:table-row>
          <table:table-cell table:style-name="Tabla2.A1" office:value-type="string">
            <text:p text:style-name="P2">Minimalist Approaches to Nonlinguistic Thought </text:p>
            <text:p text:style-name="P3">The problem of explaining nonlinguistic thought arises out of the deeply rooted practices of explaining the behavior of nonlinguistic creatures in psychological terms. As I showed in section 1.1, developmental psychologists are becoming increasingly happy to talk about young infants' knowledge of the world and their beliefs about how objects behave, while cognitive ethologists explain many types of behavior in the animal kingdom in terms of desires to bring about certain psychological states in others, together with beliefs about how best to satisfy those desires in a given environment. Primates and other higher mammals engage in deception behavior in which they are said to intend to manipulate the psychological states of their conspecifics through exploiting what they know of their perspective on the world. Early hominids are said to have a highly developed understanding of the natural world and of the dynamic properties of various types of object that could be used for tools. </text:p>
            <text:p text:style-name="P4"><text:span text:style-name="T1"><text:s text:c="4"/>It is natural to take descriptions such as these at face value, as attributing to nonlinguistic creatures psychological states rather similar to those that we readily attribute to each other on the basis of verbal </text:span><text:soft-page-break/><text:span text:style-name="T1">and nonverbal behavior. If we do indeed take them at face value then there seems to be little difference between our everyday practices of psychological explanation and the psychological explanations that we might give of nonlinguistic creatures. Both can be viewed, simplifying somewhat, as instances of belief-desire psychology (more accurately, of prepositional attitude psychology). I showed in chapter 2, however, that thinking about the thoughts of nonlinguistic creatures in these terms leads to a range of difficulties associated with the problem of explaining how nonlinguistic creatures can bear attitudes to thoughts. There are problems extending to nonlinguistic creatures the conception of prepositional attitudes as attitudes to thoughts construed as the senses of sentences. The language of thought hypothesis is more suited to giving an account of the mechanics of nonlinguistic thought, provided Minimalist Approaches that nonlinguistic thought is taken to be a version of prepositional attitude psychology—but the language of thought hypothesis runs into problems with the epistemology of nonlinguistic thought. Both ways of taking psychological explanations at the nonlinguistic level to be applications of propositional attitude psychology are problematic. </text:span></text:p>
            <text:p text:style-name="P3"><text:s text:c="3"/>Perhaps, though, we can avoid these <text:soft-page-break/>difficulties by challenging the assumption that belief-desire psychology is the right way to think about psychological explanation at the nonlinguistic level. Perhaps it is a mistake to assimilate thinking at the nonlinguistic level to thinking at the nonlinguistic level. Perhaps it is a mistake to take talk of the knowledge, beliefs, desires, hopes, and intentions of nonlinguistic creatures at face value. In this chapter I will consider an approach to nonlinguistic thinking that tries to drive a wedge between the type of thinking available at the nonlinguistic level and the type of thinking that (on this approach) is the exclusive preserve of language-users. According to the minimalist or deflationary conception of thought without language, researchers in cognitive ethology, developmental psychology, and cognitive archaeology are absolutely right to describe nonlinguistic creatures as thinkers. But the type of thinking engaged in by nonhuman animals, prelinguistic infants, and the early hominids must be distinguished from the type of thinking engaged in by language-using creatures. </text:p>
            <text:p text:style-name="P3"><text:s text:c="3"/>The minimalist approach is highly congenial to supporters of the Fregean approach and highly wncongenial to supports of the language of thought hypothesis. </text:p>
            <text:p text:style-name="P3">As far as the Fregean approach is <text:soft-page-break/>concerned, the minimalist approach promises a way of accommodating the need for psychological explanations of the behavior of nonlinguistic creatures without having to compromise the basic idea that the types of thoughts that can feature in propositional attitudes should be understood as the senses of sentences. As far as the language of thought hypothesis is concerned, the minimalist approach threatens to undercut a key argument in support of the hypothesis. It is crucial to the language of thought hypothesis that there should be significant commonalities between linguistic thought and nonlinguistic thought. </text:p>
            <text:p text:style-name="P3">This is the most plausible defense against the objection that participation in a public language would be quite sufficient for the tasks for which the language of thought is postulated. It is in many ways quite essential to the language of thought hypothesis that thought at the nonlinguistic level should be essentially propositional in nature—or rather, that there should be an essentially propositional component to nonlinguistic thought. </text:p>
            <text:p text:style-name="P4"><text:span text:style-name="T1"><text:s text:c="3"/>The minimalist approach has more sympathizers than systematic exponents, and much of this chapter will be devoted to trying to expound it in as plausible and noncontroversial a manner as possible. I start in section 3.1 by sketching out an </text:span><text:soft-page-break/><text:span text:style-name="T1">intuitive contrast between two types of thinking (thinking-how and thinking-that). </text:span></text:p>
            <text:p text:style-name="P3">In section 3.2 I develop this intuitive contrast to set up the basic framework for a minimalist account of nonlinguistic thought. Section 3.3 explains how a minimalist might construe the practice of giving psychological explanations of the behavior of nonlinguistic creatures. I offer three arguments against various different components of the minimalist approach in sections 3.4 to 3.6. </text:p>
          </table:table-cell>
          <table:table-cell table:style-name="Tabla2.B1" office:value-type="string">
            <text:p text:style-name="P6">Aproximación minimalista del pensamiento no ligüistico</text:p>
            <text:p text:style-name="P8"><text:span text:style-name="T2">El problema de explicar el pensamiento no lingüístico surge </text:span><text:bookmark text:name="result_box"/><text:span text:style-name="T3">de las prácticas arraigadas de</text:span><text:span text:style-name="T8"> </text:span><text:span text:style-name="T7">explicar la conducta de las criaturas en términos psicológicos. </text:span><text:bookmark text:name="result_box1"/><text:span text:style-name="T3">Como he mostrado en la sección 1.1, los psicólogos del desarrollo están cada vez más dispuesto a hablar sobre </text:span><text:span text:style-name="T4">los niños y</text:span><text:span text:style-name="T3"> el conocimiento del mundo y sus </text:span><text:span text:style-name="T4">creencias acerca de</text:span><text:span text:style-name="T3"> cómo se comportan los objetos, mientras que los etólogos cognitivos explica muchos tipos de comportamiento en el reino animal en términos de los deseos de lograr ciertos los estados psicológicos </text:span><text:span text:style-name="T5">en</text:span><text:span text:style-name="T3"> los demás, junto con </text:span><text:span text:style-name="T4">creencias acerca de</text:span><text:span text:style-name="T3"> la mejor manera de satisfacer </text:span><text:span text:style-name="T6">los</text:span><text:span text:style-name="T3"> </text:span><text:span text:style-name="T5">deseos</text:span><text:span text:style-name="T3"> en un determinado entorno. Los primates y otros mamíferos superiores participa</text:span><text:span text:style-name="T6">n</text:span><text:span text:style-name="T3"> en </text:span><text:span text:style-name="T6">conductas </text:span><text:span text:style-name="T3">de engaño, inten</text:span><text:span text:style-name="T6">tando</text:span><text:span text:style-name="T3"> manipular los estados psicológicos de sus congéneres a través de la explotación de lo que saben de su perspectiva del mundo. </text:span><text:span text:style-name="T6">S</text:span><text:span text:style-name="T3">e dice </text:span><text:span text:style-name="T6">que lo</text:span><text:span text:style-name="T3">s primeros homínidos </text:span><text:span text:style-name="T6">tenían</text:span><text:span text:style-name="T3"> un conocimiento altamente desarrollado del mundo natural y de las propiedades dinámicas de los distintos objeto</text:span><text:span text:style-name="T6">s</text:span><text:span text:style-name="T3"> que podría</text:span><text:span text:style-name="T6">n</text:span><text:span text:style-name="T3"> ser utilizado</text:span><text:span text:style-name="T6">s</text:span><text:span text:style-name="T3"> </text:span><text:span text:style-name="T6">como</text:span><text:span text:style-name="T3"> herramientas.</text:span></text:p>
            <text:p text:style-name="P7"/>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6T12:12:06</meta:creation-date>
    <meta:document-statistic meta:table-count="1" meta:image-count="0" meta:object-count="0" meta:page-count="5" meta:paragraph-count="12" meta:word-count="1010" meta:character-count="6756"/>
    <dc:date>2011-11-26T12:12:56</dc:date>
    <meta:editing-duration>PT00H00M50S</meta:editing-duration>
    <meta:editing-cycles>1</meta:editing-cycles>
    <meta:generator>OpenOffice.org/3.2$Linux OpenOffice.org_project/320m19$Build-9505</meta:generator>
  </office:meta>
</office:document-meta>
</file>